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779" officeooo:paragraph-rsid="001d3779"/>
    </style:style>
    <style:style style:name="P2" style:family="paragraph" style:parent-style-name="Standard">
      <style:text-properties officeooo:rsid="001d96dd" officeooo:paragraph-rsid="001d96dd"/>
    </style:style>
    <style:style style:name="T1" style:family="text">
      <style:text-properties officeooo:rsid="001d96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kles Dimitri</text:p>
      <text:p text:style-name="P1"/>
      <text:p text:style-name="P1">Sujet 1 Partie 2</text:p>
      <text:p text:style-name="P1"/>
      <text:p text:style-name="P1">Question 1 :</text:p>
      <text:p text:style-name="P1"/>
      <text:p text:style-name="P1">Il y a 9 clients (Pierre,Paul,Édouard,Jean,Jacques,Richard,Claire,Justine,Élisabeth)</text:p>
      <text:p text:style-name="P1">et 5 produits(bricolage,jardinage,Photo-video,informatique,sport).</text:p>
      <text:p text:style-name="P1"/>
      <text:p text:style-name="P1">Question 2 :</text:p>
      <text:p text:style-name="P1">Les 3 types de produits les plus <text:span text:style-name="T1">appréciés</text:span> sont le bricolage,le jardinage et la photo-video.</text:p>
      <text:p text:style-name="P1"><text:s/></text:p>
      <text:p text:style-name="P1"/>
      <text:p text:style-name="P1">Question 3 :</text:p>
      <text:p text:style-name="P1">Un groupe d’utilisateurs qui <text:span text:style-name="T1">achète</text:span> un peu de tout en quantité <text:span text:style-name="T1">équivalentes</text:span></text:p>
      <text:p text:style-name="P1">Un groupe <text:span text:style-name="T1">d’utilisateurs</text:span> qui <text:span text:style-name="T1">achète</text:span> une grande <text:span text:style-name="T1">quantité</text:span> de certains produits et une petite quantité d’autre produi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08:25:33.946529661</meta:creation-date>
    <dc:date>2016-09-19T08:40:09.642175180</dc:date>
    <meta:editing-duration>PT1M2S</meta:editing-duration>
    <meta:editing-cycles>1</meta:editing-cycles>
    <meta:document-statistic meta:table-count="0" meta:image-count="0" meta:object-count="0" meta:page-count="1" meta:paragraph-count="11" meta:word-count="68" meta:character-count="500" meta:non-whitespace-character-count="441"/>
    <meta:generator>LibreOffice/5.1.4.2$Linux_X86_64 LibreOffice_project/10m0$Build-2</meta:generator>
  </office:meta>
</office:document-meta>
</file>